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A4000063AA00004DBC7B45F6652684E923.svm" manifest:media-type=""/>
  <manifest:file-entry manifest:full-path="Pictures/2000000500006D610000183B128E0F3646DE1EA4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eec1"/>
    </style:style>
    <style:style style:name="P2" style:family="paragraph" style:parent-style-name="Text_20_body">
      <style:text-properties officeooo:rsid="0019fc02" officeooo:paragraph-rsid="0019fc02"/>
    </style:style>
    <style:style style:name="P3" style:family="paragraph" style:parent-style-name="Standard" style:list-style-name="L6">
      <style:paragraph-properties fo:text-align="start" style:justify-single-word="false"/>
      <style:text-properties officeooo:rsid="00329c75" officeooo:paragraph-rsid="00329c75"/>
    </style:style>
    <style:style style:name="P4" style:family="paragraph" style:parent-style-name="Standard" style:list-style-name="L6">
      <style:paragraph-properties fo:text-align="start" style:justify-single-word="false"/>
      <style:text-properties officeooo:rsid="003388a6" officeooo:paragraph-rsid="003388a6"/>
    </style:style>
    <style:style style:name="P5" style:family="paragraph" style:parent-style-name="Text_20_body" style:list-style-name="L1">
      <style:text-properties officeooo:rsid="00196b37" officeooo:paragraph-rsid="00196b37"/>
    </style:style>
    <style:style style:name="P6" style:family="paragraph" style:parent-style-name="Text_20_body" style:list-style-name="L1">
      <style:text-properties officeooo:rsid="00196b37" officeooo:paragraph-rsid="001baa10"/>
    </style:style>
    <style:style style:name="P7" style:family="paragraph" style:parent-style-name="Text_20_body" style:list-style-name="L1">
      <style:text-properties officeooo:rsid="001baa10" officeooo:paragraph-rsid="001baa10"/>
    </style:style>
    <style:style style:name="P8" style:family="paragraph" style:parent-style-name="Text_20_body" style:list-style-name="L2">
      <style:text-properties officeooo:rsid="001baa10" officeooo:paragraph-rsid="001baa10"/>
    </style:style>
    <style:style style:name="P9" style:family="paragraph" style:parent-style-name="Text_20_body" style:list-style-name="L3">
      <style:text-properties officeooo:rsid="001baa10" officeooo:paragraph-rsid="001baa10"/>
    </style:style>
    <style:style style:name="P10" style:family="paragraph" style:parent-style-name="Text_20_body" style:list-style-name="L4">
      <style:text-properties officeooo:rsid="001baa10" officeooo:paragraph-rsid="001baa10"/>
    </style:style>
    <style:style style:name="P11" style:family="paragraph" style:parent-style-name="Text_20_body" style:list-style-name="L5">
      <style:text-properties officeooo:rsid="001baa10" officeooo:paragraph-rsid="001baa10"/>
    </style:style>
    <style:style style:name="P12" style:family="paragraph" style:parent-style-name="Text_20_body" style:list-style-name="L3">
      <style:text-properties officeooo:rsid="0019b5bf" officeooo:paragraph-rsid="001baa10"/>
    </style:style>
    <style:style style:name="P13" style:family="paragraph" style:parent-style-name="Text_20_body" style:list-style-name="L4">
      <style:text-properties officeooo:rsid="0019b5bf" officeooo:paragraph-rsid="001baa10"/>
    </style:style>
    <style:style style:name="P14" style:family="paragraph" style:parent-style-name="Text_20_body" style:list-style-name="L5">
      <style:text-properties officeooo:rsid="001aa41b" officeooo:paragraph-rsid="001aa41b"/>
    </style:style>
    <style:style style:name="P15" style:family="paragraph" style:parent-style-name="Text_20_body" style:list-style-name="L5">
      <style:text-properties officeooo:rsid="001f2bbc" officeooo:paragraph-rsid="001f2bbc"/>
    </style:style>
    <style:style style:name="P16" style:family="paragraph" style:parent-style-name="Text_20_body" style:list-style-name="L5">
      <style:text-properties officeooo:rsid="002018ee" officeooo:paragraph-rsid="002018ee"/>
    </style:style>
    <style:style style:name="P17" style:family="paragraph" style:parent-style-name="Text_20_body" style:list-style-name="L5">
      <style:text-properties officeooo:rsid="0023627a" officeooo:paragraph-rsid="0023627a"/>
    </style:style>
    <style:style style:name="P18" style:family="paragraph" style:parent-style-name="Text_20_body" style:list-style-name="L6">
      <style:text-properties officeooo:rsid="0023627a" officeooo:paragraph-rsid="00329c75"/>
    </style:style>
    <style:style style:name="P19" style:family="paragraph" style:parent-style-name="Text_20_body" style:list-style-name="L5">
      <style:text-properties officeooo:rsid="0023f082" officeooo:paragraph-rsid="0023f082"/>
    </style:style>
    <style:style style:name="P20" style:family="paragraph" style:parent-style-name="Text_20_body" style:list-style-name="L5">
      <style:text-properties officeooo:rsid="00240caa" officeooo:paragraph-rsid="00240caa"/>
    </style:style>
    <style:style style:name="P21" style:family="paragraph" style:parent-style-name="Text_20_body" style:list-style-name="L5">
      <style:text-properties officeooo:rsid="00278b54" officeooo:paragraph-rsid="00278b54"/>
    </style:style>
    <style:style style:name="P22" style:family="paragraph" style:parent-style-name="Text_20_body" style:list-style-name="L5">
      <style:text-properties officeooo:rsid="0028f879" officeooo:paragraph-rsid="0028f879"/>
    </style:style>
    <style:style style:name="P23" style:family="paragraph" style:parent-style-name="Text_20_body" style:list-style-name="L5">
      <style:text-properties officeooo:rsid="002adc86" officeooo:paragraph-rsid="002adc86"/>
    </style:style>
    <style:style style:name="P24" style:family="paragraph" style:parent-style-name="Text_20_body" style:list-style-name="L5">
      <style:text-properties officeooo:rsid="002cd348" officeooo:paragraph-rsid="002cd348"/>
    </style:style>
    <style:style style:name="P25" style:family="paragraph" style:parent-style-name="Text_20_body" style:list-style-name="L5">
      <style:text-properties officeooo:rsid="002e7d77" officeooo:paragraph-rsid="002e7d77"/>
    </style:style>
    <style:style style:name="P26" style:family="paragraph" style:parent-style-name="Text_20_body" style:list-style-name="L5">
      <style:text-properties officeooo:rsid="002fd14d" officeooo:paragraph-rsid="002fd14d"/>
    </style:style>
    <style:style style:name="P27" style:family="paragraph" style:parent-style-name="Text_20_body">
      <style:text-properties officeooo:rsid="0019fc02" officeooo:paragraph-rsid="0019fc02"/>
    </style:style>
    <style:style style:name="P28" style:family="paragraph" style:parent-style-name="Text_20_body">
      <style:paragraph-properties fo:text-align="center" style:justify-single-word="false"/>
      <style:text-properties officeooo:rsid="0019fc02" officeooo:paragraph-rsid="0019fc02"/>
    </style:style>
    <style:style style:name="P29" style:family="paragraph" style:parent-style-name="Text_20_body" style:list-style-name="L6">
      <style:text-properties officeooo:rsid="00329c75" officeooo:paragraph-rsid="00329c75"/>
    </style:style>
    <style:style style:name="P30" style:family="paragraph" style:parent-style-name="Heading_20_1">
      <style:text-properties officeooo:rsid="00177bcf" officeooo:paragraph-rsid="0018eec1"/>
    </style:style>
    <style:style style:name="P31" style:family="paragraph" style:parent-style-name="Heading_20_1">
      <style:text-properties officeooo:rsid="00318310" officeooo:paragraph-rsid="00318310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f76"/>
    </style:style>
    <style:style style:name="T2" style:family="text">
      <style:text-properties officeooo:rsid="0030f6d0"/>
    </style:style>
    <style:style style:name="T3" style:family="text">
      <style:text-properties officeooo:rsid="00329c75"/>
    </style:style>
    <style:style style:name="T4" style:family="text">
      <style:text-properties officeooo:rsid="0035b66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Enunciado</text:h>
      <text:p text:style-name="P1"><draw:frame text:anchor-type="as-char" draw:z-index="0" draw:name="Shape1" draw:style-name="gr1" draw:text-style-name="P32" svg:width="16.001cm" svg:height="3.53cm"><draw:image xlink:href="Pictures/2000000500006D610000183B128E0F3646DE1EA4.svm" xlink:type="simple" xlink:show="embed" xlink:actuate="onLoad"><text:p/></draw:image></draw:frame></text:p>
      <text:p text:style-name="P28"><draw:frame draw:style-name="fr1" draw:name="Image1" text:anchor-type="as-char" svg:width="7.382cm" svg:height="5.757cm" draw:z-index="5"><draw:image xlink:href="Pictures/200000A4000063AA00004DBC7B45F6652684E923.svm" xlink:type="simple" xlink:show="embed" xlink:actuate="onLoad"/></draw:frame></text:p>
      <text:p text:style-name="P2">Dados:</text:p>
      <text:list xml:id="list5064190562352334175" text:style-name="L1">
        <text:list-item>
          <text:p text:style-name="P5">F = 20 kg/min</text:p>
        </text:list-item>
        <text:list-item>
          <text:p text:style-name="P6">Saída do evaporador =&gt; corrente 1</text:p>
          <text:list>
            <text:list-item>
              <text:p text:style-name="P7">temperatura dada</text:p>
              <text:list>
                <text:list-item>
                  <text:p text:style-name="P6">T_1 = -50C</text:p>
                </text:list-item>
              </text:list>
            </text:list-item>
            <text:list-item>
              <text:p text:style-name="P7">dado que é vapor saturado</text:p>
            </text:list-item>
          </text:list>
        </text:list-item>
      </text:list>
      <text:list xml:id="list4571431897569500860" text:style-name="L2">
        <text:list-item>
          <text:list>
            <text:list-item>
              <text:list>
                <text:list-item>
                  <text:p text:style-name="P8">x^V = V^SAT(1)</text:p>
                </text:list-item>
              </text:list>
            </text:list-item>
          </text:list>
        </text:list-item>
      </text:list>
      <text:list xml:id="list3248146910412183742" text:style-name="L3">
        <text:list-item>
          <text:p text:style-name="P12">Eficiência do compressor =&gt; processo 1-2</text:p>
          <text:list>
            <text:list-item>
              <text:p text:style-name="P9">eficiência dada</text:p>
              <text:list>
                <text:list-item>
                  <text:p text:style-name="P9">\eta_{12} = 75%</text:p>
                </text:list-item>
              </text:list>
            </text:list-item>
          </text:list>
        </text:list-item>
      </text:list>
      <text:list xml:id="list3284573455542351181" text:style-name="L4">
        <text:list-item>
          <text:p text:style-name="P13">Saída do condensador =&gt; corrente 3</text:p>
          <text:list>
            <text:list-item>
              <text:p text:style-name="P10">pressão dada</text:p>
              <text:list>
                <text:list-item>
                  <text:p text:style-name="P13">P_3 = 1 MPa</text:p>
                </text:list-item>
              </text:list>
            </text:list-item>
            <text:list-item>
              <text:p text:style-name="P10">temperatura dada</text:p>
              <text:list>
                <text:list-item>
                  <text:p text:style-name="P13">T_3 = 20C</text:p>
                </text:list-item>
              </text:list>
            </text:list-item>
          </text:list>
        </text:list-item>
      </text:list>
      <text:p text:style-name="P2">Resolução:</text:p>
      <text:h text:style-name="P31" text:outline-level="1"><text:soft-page-break/>ideal</text:h>
      <text:list xml:id="list3216197260509378912" text:style-name="L5">
        <text:list-item>
          <text:p text:style-name="P14">Marcar a corrente 1 <text:span text:style-name="T3">da qual foram dadas propriedades</text:span></text:p>
          <text:list>
            <text:list-item>
              <text:p text:style-name="P14"><text:span text:style-name="T1">de T_1=-50C =&gt; </text:span>Encontrar a isoterma de -50C</text:p>
            </text:list-item>
            <text:list-item>
              <text:p text:style-name="P11"><text:span text:style-name="T1">de </text:span>x^V<text:span text:style-name="T1">=V^{SAT}(1) =&gt; </text:span>Marcar a interseção da isoterma <text:span text:style-name="T1">T_1 </text:span>com a curva de ponto de <text:span text:style-name="T1">orvalho</text:span></text:p>
            </text:list-item>
            <text:list-item>
              <text:p text:style-name="P15">é possível ler a pressão da corrente no eixo y</text:p>
            </text:list-item>
            <text:list-item>
              <text:p text:style-name="P15">é possível ler a entalpia da corrente no eixo x</text:p>
            </text:list-item>
            <text:list-item>
              <text:p text:style-name="P15">é possível ler a entropia da corrente procurando qual isopleta passa pelo ponto marcado</text:p>
            </text:list-item>
          </text:list>
        </text:list-item>
        <text:list-item>
          <text:p text:style-name="P16">Marcar a corrente 3, da qual já foram dadas 2 propriedades</text:p>
          <text:list>
            <text:list-item>
              <text:p text:style-name="P16">de T_3 = 20 =&gt; procurar a isoterma</text:p>
            </text:list-item>
            <text:list-item>
              <text:p text:style-name="P16">de P_3 = 1000 =&gt; marcar a interseção da isoterma com a horizontal de pressão</text:p>
            </text:list-item>
            <text:list-item>
              <text:p text:style-name="P16">é possível ler a entalpia no eixo x</text:p>
            </text:list-item>
            <text:list-item>
              <text:p text:style-name="P16">é possível ler a entropia procurando a isopleta</text:p>
            </text:list-item>
            <text:list-item>
              <text:p text:style-name="P17">Note que o ponto fica à esquerda do envelope de fases, logo é liquido subresfriado</text:p>
            </text:list-item>
          </text:list>
        </text:list-item>
        <text:list-item>
          <text:p text:style-name="P17">Calcular corrente 4</text:p>
          <text:list>
            <text:list-item>
              <text:p text:style-name="P17">Considerando evaporador isobárico</text:p>
              <text:list>
                <text:list-item>
                  <text:p text:style-name="P17">P_4=P_1</text:p>
                </text:list-item>
              </text:list>
            </text:list-item>
            <text:list-item>
              <text:p text:style-name="P19">Considerando a válvula adiabática e sem trabalho =&gt; Q=0, W=0 :. \Delta H = 0 =&gt; isentálpica</text:p>
              <text:list>
                <text:list-item>
                  <text:p text:style-name="P19">H_4=H_3</text:p>
                </text:list-item>
              </text:list>
            </text:list-item>
            <text:list-item>
              <text:p text:style-name="P20">a corrente 4 está na interseção entre a vertical de entalpia H_4=H_3 e a horizontal de pressão P_4=P_1</text:p>
              <text:list>
                <text:list-item>
                  <text:p text:style-name="P21">é possível ler a temperatura procurando a isoterma</text:p>
                </text:list-item>
                <text:list-item>
                  <text:p text:style-name="P21">é possível ler a entropia procurando a isopleta</text:p>
                </text:list-item>
                <text:list-item>
                  <text:p text:style-name="P22">é possível ler a fração de vapor pois esse diagrama também possui isopletas de x^V dentro do envelope</text:p>
                </text:list-item>
              </text:list>
            </text:list-item>
          </text:list>
        </text:list-item>
        <text:list-item>
          <text:p text:style-name="P17">Calcular corrente 2</text:p>
          <text:list>
            <text:list-item>
              <text:p text:style-name="P17">Considerando compressor adiabático e reversível =&gt; isoentrópico</text:p>
              <text:list>
                <text:list-item>
                  <text:p text:style-name="P17">S_2 = S_1</text:p>
                </text:list-item>
              </text:list>
            </text:list-item>
            <text:list-item>
              <text:p text:style-name="P23">Considerando o condensador isobárico</text:p>
              <text:list>
                <text:list-item>
                  <text:p text:style-name="P23">P_3=P_2</text:p>
                </text:list-item>
              </text:list>
            </text:list-item>
            <text:list-item>
              <text:p text:style-name="P24"><text:soft-page-break/>marcar o ponto da corrente 2 na interseção entre a horizaontal de P_3=P_2 com a isopleta de S_2=S_1</text:p>
              <text:list>
                <text:list-item>
                  <text:p text:style-name="P25">é possivel ler temperatura buscando as isotermas proximas</text:p>
                </text:list-item>
                <text:list-item>
                  <text:p text:style-name="P25">é possível ler entalpia no eixo x</text:p>
                </text:list-item>
              </text:list>
            </text:list-item>
          </text:list>
        </text:list-item>
        <text:list-item>
          <text:p text:style-name="P26">trabalho no compressor</text:p>
        </text:list-item>
        <text:list-item>
          <text:p text:style-name="P26">calor no condensador</text:p>
        </text:list-item>
        <text:list-item>
          <text:p text:style-name="P26">calor no evaporador</text:p>
        </text:list-item>
        <text:list-item>
          <text:p text:style-name="P26">Potencia térmica (energia por tempo) = Calor retirado (por massa) vezes vazão mássica</text:p>
        </text:list-item>
        <text:list-item>
          <text:p text:style-name="P26">Potencia elétrica (energia por tempo) = Trabalho gasto (por massa) vezes vazão mássica</text:p>
        </text:list-item>
        <text:list-item>
          <text:p text:style-name="P26">Coeficiente de <text:span text:style-name="T2">operação (desempenho) = calor removido / trabalho gasto</text:span></text:p>
        </text:list-item>
      </text:list>
      <text:h text:style-name="P31" text:outline-level="1">considerando a eficiência de 75%</text:h>
      <text:list xml:id="list6591701684259235611" text:style-name="L6">
        <text:list-item>
          <text:p text:style-name="P29">Resolução idem à anteriormente</text:p>
        </text:list-item>
        <text:list-item>
          <text:p text:style-name="P29">Resolução idem à anteriormente</text:p>
        </text:list-item>
        <text:list-item>
          <text:p text:style-name="P29">Resolução idem à anteriormente</text:p>
        </text:list-item>
        <text:list-item>
          <text:p text:style-name="P18">Calcular corrente 2 <text:span text:style-name="T3">ideal</text:span></text:p>
          <text:list>
            <text:list-item>
              <text:p text:style-name="P29">Resolução idem à anteriormente</text:p>
            </text:list-item>
          </text:list>
        </text:list-item>
        <text:list-item>
          <text:p text:style-name="P29">Calcular corrente 2 real</text:p>
          <text:list>
            <text:list-item>
              <text:p text:style-name="P3"><text:span text:style-name="T4"><draw:g text:anchor-type="as-char" svg:y="-0.192cm" draw:z-index="1" draw:style-name="gr2"><svg:title>TexMaths</svg:title><svg:desc>12§display§\eta_{bomba}§svg§600§FALSE§</svg:desc><draw:polygon draw:style-name="gr3" draw:text-style-name="P33" svg:width="1.15cm" svg:height="0.264cm" svg:x="0cm" svg:y="0.006cm" svg:viewBox="0 0 1151 265" draw:points="576,265 0,265 0,0 1151,0 1151,265"><text:p/></draw:polygon><draw:path draw:style-name="gr4" draw:text-style-name="P34" svg:width="0.197cm" svg:height="0.278cm" svg:x="0.012cm" svg:y="0cm" svg:viewBox="0 0 198 279" svg:d="M194 70c3-7 4-13 4-24 0-28-17-46-49-46-33 0-55 22-65 36-2-24-20-36-40-36-19 0-27 17-31 24-7 15-13 41-13 41 0 5 4 5 5 5 5 0 5 0 7-10 7-30 16-50 31-50 7 0 13 2 13 19 0 8-1 13-6 36l-25 98c-1 6-3 16-3 18 0 8 4 12 12 12 4 0 12-4 15-12 1-2 6-21 9-32l8-38c4-10 6-18 8-28 0-4 4-18 5-19 0-4 15-28 29-40 8-7 22-14 40-14s22 14 22 30c0 1 0 9-3 25l-49 196c0 5 0 6 0 6 0 8 4 12 10 12 14 0 17-12 18-16z"><text:p/></draw:path><draw:path draw:style-name="gr4" draw:text-style-name="P34" svg:width="0.12cm" svg:height="0.209cm" svg:x="0.228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4" svg:width="0.138cm" svg:height="0.134cm" svg:x="0.375cm" svg:y="0.12cm" svg:viewBox="0 0 139 135" svg:d="M139 52c0-33-24-52-54-52-44 0-85 41-85 82 0 30 22 53 54 53 43 0 85-40 85-83zM55 126c-15 0-30-9-30-32 0-13 6-42 17-59 13-18 30-27 43-27 17 0 30 11 30 33 0 7-3 37-17 58-10 18-28 27-43 27z"><text:p/></draw:path><draw:path draw:style-name="gr4" draw:text-style-name="P34" svg:width="0.27cm" svg:height="0.134cm" svg:x="0.535cm" svg:y="0.12cm" svg:viewBox="0 0 271 135" svg:d="M114 108c-1 5-4 15-4 17 0 7 6 10 11 10s10-4 11-7 5-12 5-18c2-6 5-20 7-27s4-13 5-20c3-12 3-14 9-22 10-16 24-33 47-33 17 0 18 14 18 21 0 18-13 51-18 64-2 8-3 11-3 15 0 16 12 27 27 27 30 0 42-41 42-46s-3-5-5-5c-3 0-3 3-4 6-8 23-20 36-32 36-7 0-7-3-7-10 0-8 1-11 6-24 4-10 17-41 17-58 0-5 0-17-12-27-5-3-13-7-28-7-26 0-42 17-51 30-4-25-24-30-39-30-25 0-42 16-50 26-2-19-20-26-32-26s-20 10-23 17c-7 9-11 28-11 29 0 3 4 3 5 3 5 0 5-1 7-8 5-18 10-33 22-33 7 0 9 6 9 15 0 6-2 17-5 25-2 7-4 21-7 27l-9 38c0 4-3 11-3 12 0 7 6 10 11 10s10-4 11-7 5-12 5-18c2-6 4-20 7-27 2-7 3-13 5-20 3-12 3-15 12-27s22-28 44-28c18 0 18 15 18 21 0 7 0 12-5 28z"><text:p/></draw:path><draw:path draw:style-name="gr4" draw:text-style-name="P34" svg:width="0.12cm" svg:height="0.209cm" svg:x="0.84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4" svg:width="0.15cm" svg:height="0.134cm" svg:x="0.986cm" svg:y="0.12cm" svg:viewBox="0 0 151 135" svg:d="M108 17c-7-10-17-17-31-17-39 0-77 42-77 84 0 29 19 51 46 51 14 0 28-10 42-22 6 20 21 22 30 22 10 0 18-7 24-17 6-11 9-28 9-29 0-5-3-5-5-5-3 0-4 3-6 10-3 14-9 32-22 32-8 0-10-7-10-14 0-5 4-17 5-24 2-9 5-21 7-28l6-21c1-8 5-22 5-23 0-8-5-10-10-10s-12 4-13 11zM89 94c-3 10-10 14-16 20-3 3-14 12-27 12-11 0-22-8-22-28 0-16 8-50 16-62 13-24 28-28 37-28 20 0 26 23 26 27 0 1 0 2-1 4z"><text:p/></draw:path></draw:g></text:span><text:span text:style-name="T4"> é definida por: </text:span><text:span text:style-name="T4"><draw:g text:anchor-type="as-char" svg:y="-0.192cm" draw:z-index="2" draw:style-name="gr2"><svg:title>TexMaths</svg:title><svg:desc>12§display§\eta_{bomba} = §svg§600§FALSE§</svg:desc><draw:polygon draw:style-name="gr3" draw:text-style-name="P33" svg:width="1.619cm" svg:height="0.264cm" svg:x="0cm" svg:y="0.006cm" svg:viewBox="0 0 1620 265" draw:points="810,265 0,265 0,0 1620,0 1620,265"><text:p/></draw:polygon><draw:path draw:style-name="gr4" draw:text-style-name="P34" svg:width="0.197cm" svg:height="0.278cm" svg:x="0.012cm" svg:y="0cm" svg:viewBox="0 0 198 279" svg:d="M194 70c3-7 4-13 4-24 0-28-17-46-49-46-33 0-55 22-65 36-2-24-20-36-40-36-19 0-27 17-31 24-7 15-13 41-13 41 0 5 4 5 5 5 5 0 5 0 7-10 7-30 16-50 31-50 7 0 13 2 13 19 0 8-1 13-6 36l-25 98c-1 6-3 16-3 18 0 8 4 12 12 12 4 0 12-4 15-12 1-2 6-21 9-32l8-38c4-10 6-18 8-28 0-4 4-18 5-19 0-4 15-28 29-40 8-7 22-14 40-14s22 14 22 30c0 1 0 9-3 25l-49 196c0 5 0 6 0 6 0 8 4 12 10 12 14 0 17-12 18-16z"><text:p/></draw:path><draw:path draw:style-name="gr4" draw:text-style-name="P34" svg:width="0.12cm" svg:height="0.209cm" svg:x="0.228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4" svg:width="0.138cm" svg:height="0.134cm" svg:x="0.374cm" svg:y="0.12cm" svg:viewBox="0 0 139 135" svg:d="M139 52c0-33-24-52-54-52-44 0-85 41-85 82 0 30 22 53 54 53 43 0 85-40 85-83zM55 126c-15 0-30-9-30-32 0-13 6-42 17-59 13-18 30-27 43-27 17 0 30 11 30 33 0 7-3 37-17 58-10 18-28 27-43 27z"><text:p/></draw:path><draw:path draw:style-name="gr4" draw:text-style-name="P34" svg:width="0.27cm" svg:height="0.134cm" svg:x="0.536cm" svg:y="0.12cm" svg:viewBox="0 0 271 135" svg:d="M114 108c-1 5-4 15-4 17 0 7 6 10 11 10s10-4 11-7 5-12 5-18c2-6 5-20 7-27s4-13 5-20c3-12 3-14 9-22 10-16 24-33 47-33 17 0 18 14 18 21 0 18-13 51-18 64-2 8-3 11-3 15 0 16 12 27 27 27 30 0 42-41 42-46s-3-5-5-5c-3 0-3 3-4 6-8 23-20 36-32 36-7 0-7-3-7-10 0-8 1-11 6-24 4-10 17-41 17-58 0-5 0-17-12-27-5-3-13-7-28-7-26 0-42 17-51 30-4-25-24-30-39-30-25 0-42 16-50 26-2-19-20-26-32-26s-20 10-23 17c-7 9-11 28-11 29 0 3 4 3 5 3 5 0 5-1 7-8 5-18 10-33 22-33 7 0 9 6 9 15 0 6-2 17-5 25-2 7-4 21-7 27l-9 38c0 4-3 11-3 12 0 7 6 10 11 10s10-4 11-7 5-12 5-18c2-6 4-20 7-27 2-7 3-13 5-20 3-12 3-15 12-27s22-28 44-28c18 0 18 15 18 21 0 7 0 12-5 28z"><text:p/></draw:path><draw:path draw:style-name="gr4" draw:text-style-name="P34" svg:width="0.12cm" svg:height="0.209cm" svg:x="0.84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4" svg:width="0.15cm" svg:height="0.134cm" svg:x="0.986cm" svg:y="0.12cm" svg:viewBox="0 0 151 135" svg:d="M108 17c-7-10-17-17-31-17-39 0-77 42-77 84 0 29 19 51 46 51 14 0 28-10 42-22 6 20 21 22 30 22 10 0 18-7 24-17 6-11 9-28 9-29 0-5-3-5-5-5-3 0-4 3-6 10-3 14-9 32-22 32-8 0-10-7-10-14 0-5 4-17 5-24 2-9 5-21 7-28l6-21c1-8 5-22 5-23 0-8-5-10-10-10s-12 4-13 11zM89 94c-3 10-10 14-16 20-3 3-14 12-27 12-11 0-22-8-22-28 0-16 8-50 16-62 13-24 28-28 37-28 20 0 26 23 26 27 0 1 0 2-1 4z"><text:p/></draw:path><draw:path draw:style-name="gr4" draw:text-style-name="P34" svg:width="0.28cm" svg:height="0.099cm" svg:x="1.316cm" svg:y="0.035cm" svg:viewBox="0 0 281 100" svg:d="M266 17c8 0 15 0 15-9 0-8-7-8-13-8h-254c-7 0-14 0-14 8 0 9 7 9 14 9zM268 100c6 0 13 0 13-8 0-9-7-9-15-9h-252c-7 0-14 0-14 9 0 8 7 8 14 8z"><text:p/></draw:path></draw:g></text:span><text:span text:style-name="T4">W_mínimo_isentropico / W_consumido_real<text:line-break/></text:span><text:span text:style-name="T4"><draw:g text:anchor-type="as-char" svg:y="-0.31cm" draw:z-index="3" draw:style-name="gr2"><svg:title>TexMaths</svg:title><svg:desc>12§display§\Delta H=W§svg§600§FALSE§</svg:desc><draw:polygon draw:style-name="gr3" draw:text-style-name="P33" svg:width="1.751cm" svg:height="0.286cm" svg:x="0cm" svg:y="0.014cm" svg:viewBox="0 0 1752 287" draw:points="877,287 0,287 0,0 1752,0 1752,287"><text:p/></draw:polygon><draw:path draw:style-name="gr4" draw:text-style-name="P34" svg:width="0.311cm" svg:height="0.302cm" svg:x="0.02cm" svg:y="0cm" svg:viewBox="0 0 312 303" svg:d="M167 7c-3-5-4-7-11-7s-8 2-11 7l-143 288c-2 3-2 4-2 4 0 4 2 4 10 4h294c6 0 8 0 8-4 0 0 0-1-2-4zM143 42l114 229h-228z"><text:p/></draw:path><draw:path draw:style-name="gr4" draw:text-style-name="P34" svg:width="0.356cm" svg:height="0.288cm" svg:x="0.367cm" svg:y="0.013cm" svg:viewBox="0 0 357 289" svg:d="M306 32c4-15 5-19 36-19 11 0 15 0 15-8 0-5-5-5-6-5-12 0-42 1-56 1-10 0-42-1-52-1-5 0-10 0-10 8 0 5 5 5 12 5 1 0 10 0 17 1 7 0 11 2 11 8 0 0 0 1-2 7l-25 103h-128l24-100c4-15 4-19 36-19 11 0 14 0 14-8 0-5-5-5-7-5-11 0-42 1-53 1-13 0-43-1-55-1-3 0-7 0-7 8 0 5 3 5 10 5 2 0 9 0 17 1 7 0 11 2 11 8 0 0 0 2-1 7l-57 227c-4 16-4 19-38 19-8 0-12 0-12 9 0 5 5 5 6 5 12 0 42-2 54-2 8 0 18 0 26 0 10 0 20 2 28 2 4 0 8 0 8-9 0-5-3-5-12-5-15 0-26 0-26-8 0-1 0-4 0-6l29-116h130c-18 69-28 110-29 116-5 14-13 14-39 14-7 0-11 0-11 9 0 5 7 5 7 5 12 0 42-2 52-2s20 0 29 0 18 2 27 2c3 0 8 0 8-9 0-5-4-5-11-5-17 0-29 0-29-8 0-1 2-4 2-6z"><text:p/></draw:path><draw:path draw:style-name="gr4" draw:text-style-name="P34" svg:width="0.28cm" svg:height="0.098cm" svg:x="0.875cm" svg:y="0.146cm" svg:viewBox="0 0 281 99" svg:d="M267 17c7 0 14 0 14-9 0-8-7-8-13-8h-254c-7 0-14 0-14 8 0 9 7 9 14 9zM268 99c6 0 13 0 13-8s-7-8-14-8h-253c-7 0-14 0-14 8s7 8 14 8z"><text:p/></draw:path><draw:path draw:style-name="gr4" draw:text-style-name="P34" svg:width="0.419cm" svg:height="0.297cm" svg:x="1.318cm" svg:y="0.013cm" svg:viewBox="0 0 420 298" svg:d="M365 49c11-18 20-33 47-36 3-1 8-1 8-8 0-3-2-5-5-5-10 0-22 1-33 1-15 0-29-1-43-1-3 0-9 0-9 7 0 5 4 6 6 6 11 0 25 4 25 17 0 5-2 7-4 13l-114 199-16-210c-1-7-2-19 29-19 7 0 11 0 11-8 0-5-5-5-5-5-18 0-35 1-53 1-10 0-34-1-43-1-4 0-10 0-10 8 0 5 5 5 11 5 18 0 22 3 23 11l2 32-108 186-14-213c0-6 0-16 31-16 5 0 8 0 8-8 0-5-5-5-6-5-15 0-33 1-51 1-15 0-30-1-45-1-1 0-7 0-7 7 0 6 4 6 11 6 20 0 20 4 21 16l20 257c1 9 1 12 7 12 5 0 6-3 11-9l123-215 16 212c0 10 1 12 7 12 5 0 7-5 10-8z"><text:p/></draw:path></draw:g></text:span><text:span text:style-name="T4"><text:line-break/></text:span><text:span text:style-name="T4"><draw:g text:anchor-type="as-char" svg:y="-0.339cm" draw:z-index="4" draw:style-name="gr5"><svg:title>TexMaths</svg:title><svg:desc>12§display§\eta_{bomba}=(H_2^\prime-H_1)/(H_2-H_1)§svg§600§FALSE§</svg:desc><draw:polygon draw:style-name="gr6" draw:text-style-name="P33" svg:width="5.784cm" svg:height="0.443cm" svg:x="0cm" svg:y="0.002cm" svg:viewBox="0 0 5785 444" draw:points="2892,444 0,444 0,0 5785,0 5785,444"><text:p/></draw:polygon><draw:path draw:style-name="gr7" draw:text-style-name="P34" svg:width="0.197cm" svg:height="0.277cm" svg:x="0.012cm" svg:y="0.153cm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8" draw:text-style-name="P34" svg:width="0.12cm" svg:height="0.208cm" svg:x="0.228cm" svg:y="0.197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9" draw:text-style-name="P34" svg:width="0.138cm" svg:height="0.133cm" svg:x="0.374cm" svg:y="0.273cm" svg:viewBox="0 0 139 134" svg:d="M139 52c0-33-24-52-54-52-43 0-85 42-85 83 0 29 22 51 54 51 43 0 85-39 85-82zM54 126c-14 0-29-10-29-34 0-12 5-40 17-57 13-19 30-27 43-27 17 0 30 11 30 34 0 6-3 36-17 56-10 18-28 28-44 28z"><text:p/></draw:path><draw:path draw:style-name="gr10" draw:text-style-name="P34" svg:width="0.271cm" svg:height="0.133cm" svg:x="0.536cm" svg:y="0.273cm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1" draw:text-style-name="P34" svg:width="0.12cm" svg:height="0.208cm" svg:x="0.84cm" svg:y="0.197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12" draw:text-style-name="P34" svg:width="0.15cm" svg:height="0.133cm" svg:x="0.987cm" svg:y="0.273cm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13" draw:text-style-name="P34" svg:width="0.281cm" svg:height="0.099cm" svg:x="1.317cm" svg:y="0.183cm" svg:viewBox="0 0 282 100" svg:d="M268 17c6 0 14 0 14-9 0-8-8-8-14-8h-254c-6 0-14 0-14 8 0 9 8 9 14 9zM268 100c6 0 14 0 14-9 0-8-8-8-14-8h-254c-6 0-14 0-14 8 0 9 8 9 14 9z"><text:p/></draw:path><draw:path draw:style-name="gr14" draw:text-style-name="P34" svg:width="0.099cm" svg:height="0.421cm" svg:x="1.779cm" svg:y="0.023cm" svg:viewBox="0 0 100 422" svg:d="M100 419c0-1 0-3-9-10-53-53-66-133-66-198 0-73 16-146 69-199 6-6 6-6 6-7 0-4-3-5-5-5-5 0-43 29-69 83-21 47-26 93-26 128 0 34 5 84 28 132 26 53 62 79 67 79 2 0 5-1 5-3z"><text:p/></draw:path><draw:path draw:style-name="gr15" draw:text-style-name="P34" svg:width="0.355cm" svg:height="0.288cm" svg:x="1.917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16" draw:text-style-name="P34" svg:width="0.075cm" svg:height="0.153cm" svg:x="2.297cm" svg:y="0cm" svg:viewBox="0 0 76 154" svg:d="M73 26c3-6 3-8 3-9 0-10-9-17-18-17-12 0-15 10-17 14l-40 129c0 1-1 5-1 5 0 3 10 6 12 6s2 0 5-5z"><text:p/></draw:path><draw:path draw:style-name="gr17" draw:text-style-name="P34" svg:width="0.131cm" svg:height="0.196cm" svg:x="2.268cm" svg:y="0.248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" draw:text-style-name="P34" svg:width="0.258cm" svg:height="0.017cm" svg:x="2.567cm" svg:y="0.225cm" svg:viewBox="0 0 259 18" svg:d="M244 18c7 0 15 0 15-8 0-10-8-10-15-10h-230c-7 0-14 0-14 10 0 8 7 8 14 8z"><text:p/></draw:path><draw:path draw:style-name="gr19" draw:text-style-name="P34" svg:width="0.355cm" svg:height="0.288cm" svg:x="2.969cm" svg:y="0.051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20" draw:text-style-name="P34" svg:width="0.108cm" svg:height="0.196cm" svg:x="3.334cm" svg:y="0.206cm" svg:viewBox="0 0 109 197" svg:d="M67 8c0-8 0-8-8-8-19 19-47 19-59 19v11c7 0 26 0 43-8v151c0 9 0 13-30 13h-11v11c5 0 42-1 53-1 10 0 47 1 54 1v-11h-12c-30 0-30-4-30-13z"><text:p/></draw:path><draw:path draw:style-name="gr21" draw:text-style-name="P34" svg:width="0.099cm" svg:height="0.421cm" svg:x="3.515cm" svg:y="0.023cm" svg:viewBox="0 0 100 422" svg:d="M100 211c0-32-5-84-29-132-25-51-63-79-66-79-4 0-5 1-5 5 0 1 0 1 8 9 42 42 66 110 66 197 0 73-15 148-68 201-6 4-6 6-6 7 0 2 1 3 5 3 3 0 42-28 67-81 22-47 28-94 28-130z"><text:p/></draw:path><draw:path draw:style-name="gr22" draw:text-style-name="P34" svg:width="0.165cm" svg:height="0.421cm" svg:x="3.677cm" svg:y="0.023cm" svg:viewBox="0 0 166 422" svg:d="M163 16c3-5 3-8 3-8 0-4-4-8-9-8-3 0-6 1-7 4l-148 403c-2 6-2 7-2 7 0 5 4 8 8 8 6 0 8-2 10-9z"><text:p/></draw:path><draw:path draw:style-name="gr23" draw:text-style-name="P34" svg:width="0.099cm" svg:height="0.421cm" svg:x="3.906cm" svg:y="0.023cm" svg:viewBox="0 0 100 422" svg:d="M100 419c0-1 0-3-9-10-53-53-66-133-66-198 0-73 16-146 69-199 6-6 6-6 6-7 0-4-3-5-5-5-5 0-43 29-69 83-21 47-26 93-26 128 0 34 5 84 28 132 26 53 62 79 67 79 2 0 5-1 5-3z"><text:p/></draw:path><draw:path draw:style-name="gr24" draw:text-style-name="P34" svg:width="0.355cm" svg:height="0.288cm" svg:x="4.044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25" draw:text-style-name="P34" svg:width="0.131cm" svg:height="0.196cm" svg:x="4.396cm" svg:y="0.2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6" draw:text-style-name="P34" svg:width="0.258cm" svg:height="0.017cm" svg:x="4.695cm" svg:y="0.225cm" svg:viewBox="0 0 259 18" svg:d="M244 18c7 0 15 0 15-8 0-10-8-10-15-10h-230c-7 0-14 0-14 10 0 8 7 8 14 8z"><text:p/></draw:path><draw:path draw:style-name="gr27" draw:text-style-name="P34" svg:width="0.355cm" svg:height="0.288cm" svg:x="5.097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28" draw:text-style-name="P34" svg:width="0.108cm" svg:height="0.196cm" svg:x="5.463cm" svg:y="0.206cm" svg:viewBox="0 0 109 197" svg:d="M67 8c0-8 0-8-8-8-19 19-47 19-59 19v11c7 0 26 0 43-8v151c0 9 0 13-30 13h-11v11c5 0 42-1 53-1 10 0 47 1 54 1v-11h-12c-30 0-30-4-30-13z"><text:p/></draw:path><draw:path draw:style-name="gr29" draw:text-style-name="P34" svg:width="0.099cm" svg:height="0.421cm" svg:x="5.643cm" svg:y="0.023cm" svg:viewBox="0 0 100 422" svg:d="M100 211c0-32-5-84-29-132-25-51-63-79-66-79-4 0-5 1-5 5 0 1 0 1 8 9 42 42 66 110 66 197 0 73-15 148-68 201-6 4-6 6-6 7 0 2 1 3 5 3 3 0 42-28 67-81 22-47 28-94 28-130z"><text:p/></draw:path></draw:g></text:span></text:p>
            </text:list-item>
            <text:list-item>
              <text:p text:style-name="P4">Resolver para descobrir H_2</text:p>
            </text:list-item>
          </text:list>
        </text:list-item>
        <text:list-item>
          <text:p text:style-name="P4">calcular trabalho no compressor não ideal</text:p>
        </text:list-item>
        <text:list-item>
          <text:p text:style-name="P4">calcular potencia eletrica</text:p>
        </text:list-item>
        <text:list-item>
          <text:p text:style-name="P4">calcular potencia termica (as correntes envolvidas nessa parte não mudaram)</text:p>
        </text:list-item>
        <text:list-item>
          <text:p text:style-name="P4">calcular coeficiente de opera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54:17.669385880</meta:creation-date>
    <meta:editing-duration>PT2H32M17S</meta:editing-duration>
    <meta:editing-cycles>25</meta:editing-cycles>
    <meta:generator>LibreOffice/5.1.6.2$Linux_X86_64 LibreOffice_project/10m0$Build-2</meta:generator>
    <dc:title>template_1</dc:title>
    <dc:date>2018-09-26T22:29:29.185635013</dc:date>
    <meta:document-statistic meta:table-count="0" meta:image-count="1" meta:object-count="0" meta:page-count="3" meta:paragraph-count="68" meta:word-count="486" meta:character-count="2642" meta:non-whitespace-character-count="2283"/>
    <meta:template xlink:type="simple" xlink:actuate="onRequest" xlink:title="template_1" xlink:href="../template_1.ott" meta:date="2018-09-19T09:54:16.334544740"/>
  </office:meta>
</office:document-meta>
</file>